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4.83cm" fo:min-width="0.7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76cm" fo:min-width="7.3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576cm" fo:min-width="3.5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96pt" style:font-size-asian="96pt" style:font-size-complex="96pt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27cm" svg:height="5.08cm" svg:x="2.794cm" svg:y="4.57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794cm" svg:y1="5.842cm" svg:x2="4.064cm" svg:y2="5.842cm">
          <text:p/>
        </draw:line>
        <draw:line draw:style-name="gr2" draw:text-style-name="P1" draw:layer="layout" svg:x1="2.794cm" svg:y1="8.382cm" svg:x2="4.064cm" svg:y2="8.382cm">
          <text:p/>
        </draw:line>
        <draw:frame draw:style-name="gr3" draw:text-style-name="P2" draw:layer="layout" svg:width="1.524cm" svg:height="2.384cm" svg:x="2.794cm" svg:y="7.112cm">
          <draw:text-box>
            <text:p>...</text:p>
          </draw:text-box>
        </draw:frame>
        <draw:frame draw:style-name="gr4" draw:text-style-name="P2" draw:layer="layout" svg:width="1.524cm" svg:height="0.962cm" svg:x="3.048cm" svg:y="4.826cm">
          <draw:text-box>
            <text:p>1</text:p>
          </draw:text-box>
        </draw:frame>
        <draw:line draw:style-name="gr2" draw:text-style-name="P1" draw:layer="layout" svg:x1="2.794cm" svg:y1="7.112cm" svg:x2="4.064cm" svg:y2="7.112cm">
          <text:p/>
        </draw:line>
        <draw:frame draw:style-name="gr4" draw:text-style-name="P2" draw:layer="layout" svg:width="1.524cm" svg:height="0.962cm" svg:x="3.048cm" svg:y="5.896cm">
          <draw:text-box>
            <text:p>0</text:p>
          </draw:text-box>
        </draw:frame>
        <draw:frame draw:style-name="gr4" draw:text-style-name="P2" draw:layer="layout" svg:width="1.27cm" svg:height="0.962cm" svg:x="3.048cm" svg:y="8.636cm">
          <draw:text-box>
            <text:p>0</text:p>
          </draw:text-box>
        </draw:frame>
        <draw:line draw:style-name="gr5" draw:text-style-name="P1" draw:layer="layout" svg:x1="5.08cm" svg:y1="7.112cm" svg:x2="6.604cm" svg:y2="7.112cm">
          <text:p/>
        </draw:line>
        <draw:custom-shape draw:style-name="gr6" draw:text-style-name="P3" draw:layer="layout" svg:width="7.874cm" svg:height="4.826cm" svg:x="7.62cm" svg:y="4.82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858cm" svg:height="1.826cm" svg:x="8.128cm" svg:y="6.35cm">
          <draw:text-box>
            <text:p><text:span text:style-name="T1">R</text:span><text:span text:style-name="T1">N</text:span><text:span text:style-name="T1">N</text:span></text:p>
          </draw:text-box>
        </draw:frame>
        <draw:frame draw:style-name="gr4" draw:text-style-name="P2" draw:layer="layout" svg:width="3.556cm" svg:height="0.962cm" svg:x="2.032cm" svg:y="2.794cm">
          <draw:text-box>
            <text:p>Category</text:p>
          </draw:text-box>
        </draw:frame>
        <draw:frame draw:style-name="gr8" draw:text-style-name="P2" draw:layer="layout" svg:width="4.318cm" svg:height="1.673cm" svg:x="17.319cm" svg:y="2.749cm">
          <draw:text-box>
            <text:p>Image as label</text:p>
          </draw:text-box>
        </draw:frame>
        <draw:custom-shape draw:style-name="gr9" draw:text-style-name="P5" draw:layer="layout" svg:width="4.064cm" svg:height="4.826cm" svg:x="17.526cm" svg:y="4.82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556cm" svg:height="4.036cm" svg:x="18.288cm" svg:y="5.108cm">
          <draw:text-box>
            <text:p><text:span text:style-name="T2">a</text:span></text:p>
          </draw:text-box>
        </draw:frame>
        <draw:line draw:style-name="gr5" draw:text-style-name="P1" draw:layer="layout" svg:x1="16.002cm" svg:y1="7.366cm" svg:x2="17.272cm" svg:y2="7.366cm">
          <text:p/>
        </draw:line>
        <draw:line draw:style-name="gr2" draw:text-style-name="P1" draw:layer="layout" svg:x1="2.794cm" svg:y1="5.842cm" svg:x2="4.064cm" svg:y2="5.842cm">
          <text:p/>
        </draw:line>
        <draw:line draw:style-name="gr2" draw:text-style-name="P1" draw:layer="layout" svg:x1="2.794cm" svg:y1="8.382cm" svg:x2="4.064cm" svg:y2="8.382cm">
          <text:p/>
        </draw:line>
        <draw:frame draw:style-name="gr3" draw:text-style-name="P2" draw:layer="layout" svg:width="1.524cm" svg:height="2.384cm" svg:x="2.794cm" svg:y="7.112cm">
          <draw:text-box>
            <text:p>...</text:p>
          </draw:text-box>
        </draw:frame>
        <draw:frame draw:style-name="gr4" draw:text-style-name="P2" draw:layer="layout" svg:width="1.524cm" svg:height="0.962cm" svg:x="3.048cm" svg:y="4.826cm">
          <draw:text-box>
            <text:p>1</text:p>
          </draw:text-box>
        </draw:frame>
        <draw:line draw:style-name="gr2" draw:text-style-name="P1" draw:layer="layout" svg:x1="2.794cm" svg:y1="7.112cm" svg:x2="4.064cm" svg:y2="7.112cm">
          <text:p/>
        </draw:line>
        <draw:frame draw:style-name="gr4" draw:text-style-name="P2" draw:layer="layout" svg:width="1.524cm" svg:height="0.962cm" svg:x="3.048cm" svg:y="5.896cm">
          <draw:text-box>
            <text:p>0</text:p>
          </draw:text-box>
        </draw:frame>
        <draw:frame draw:style-name="gr4" draw:text-style-name="P2" draw:layer="layout" svg:width="1.27cm" svg:height="0.962cm" svg:x="3.048cm" svg:y="8.636cm">
          <draw:text-box>
            <text:p>0</text:p>
          </draw:text-box>
        </draw:frame>
        <draw:frame draw:style-name="gr4" draw:text-style-name="P8" draw:layer="layout" svg:width="8.128cm" svg:height="0.962cm" svg:x="1.016cm" svg:y="1.27cm">
          <draw:text-box>
            <text:p text:style-name="P7"><text:span text:style-name="T3">Generative model: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9" draw:text-style-name="P5" draw:layer="layout" svg:width="4.064cm" svg:height="4.826cm" svg:x="17.526cm" svg:y="14.47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556cm" svg:height="4.036cm" svg:x="18.288cm" svg:y="14.761cm">
          <draw:text-box>
            <text:p><text:span text:style-name="T2">b</text:span></text:p>
          </draw:text-box>
        </draw:frame>
        <draw:custom-shape draw:style-name="gr6" draw:text-style-name="P3" draw:layer="layout" svg:width="7.874cm" svg:height="4.826cm" svg:x="7.62cm" svg:y="14.47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858cm" svg:height="1.826cm" svg:x="8.128cm" svg:y="15.955cm">
          <draw:text-box>
            <text:p><text:span text:style-name="T1">RNN</text:span></text:p>
          </draw:text-box>
        </draw:frame>
        <draw:frame draw:style-name="gr8" draw:text-style-name="P2" draw:layer="layout" svg:width="4.572cm" svg:height="1.673cm" svg:x="17.272cm" svg:y="12.701cm">
          <draw:text-box>
            <text:p>Image to be classified</text:p>
          </draw:text-box>
        </draw:frame>
        <draw:line draw:style-name="gr5" draw:text-style-name="P1" draw:layer="layout" svg:x1="17.018cm" svg:y1="17.019cm" svg:x2="15.748cm" svg:y2="17.019cm">
          <text:p/>
        </draw:line>
        <draw:line draw:style-name="gr5" draw:text-style-name="P1" draw:layer="layout" svg:x1="6.858cm" svg:y1="17.019cm" svg:x2="5.588cm" svg:y2="17.019cm">
          <text:p/>
        </draw:line>
        <draw:custom-shape draw:style-name="gr1" draw:text-style-name="P1" draw:layer="layout" svg:width="1.27cm" svg:height="5.08cm" svg:x="2.794cm" svg:y="14.22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4cm" svg:y1="15.495cm" svg:x2="2.794cm" svg:y2="15.495cm">
          <text:p/>
        </draw:line>
        <draw:line draw:style-name="gr2" draw:text-style-name="P1" draw:layer="layout" svg:x1="4.064cm" svg:y1="16.765cm" svg:x2="2.794cm" svg:y2="16.765cm">
          <text:p/>
        </draw:line>
        <draw:line draw:style-name="gr2" draw:text-style-name="P1" draw:layer="layout" svg:x1="4.064cm" svg:y1="18.035cm" svg:x2="2.794cm" svg:y2="18.035cm">
          <text:p/>
        </draw:line>
        <draw:frame draw:style-name="gr3" draw:text-style-name="P2" draw:layer="layout" svg:width="1.524cm" svg:height="2.384cm" svg:x="3.048cm" svg:y="16.921cm">
          <draw:text-box>
            <text:p>...</text:p>
          </draw:text-box>
        </draw:frame>
        <draw:frame draw:style-name="gr12" draw:text-style-name="P2" draw:layer="layout" svg:width="1.778cm" svg:height="3.095cm" svg:x="2.54cm" svg:y="15.702cm">
          <draw:text-box>
            <text:p>0.78</text:p>
          </draw:text-box>
        </draw:frame>
        <draw:frame draw:style-name="gr4" draw:text-style-name="P2" draw:layer="layout" svg:width="2.032cm" svg:height="0.962cm" svg:x="2.564cm" svg:y="14.317cm">
          <draw:text-box>
            <text:p>0.18</text:p>
          </draw:text-box>
        </draw:frame>
        <draw:frame draw:style-name="gr3" draw:text-style-name="P2" draw:layer="layout" svg:width="4.572cm" svg:height="2.384cm" svg:x="1.524cm" svg:y="12.349cm">
          <draw:text-box>
            <text:p>Possible classification</text:p>
          </draw:text-box>
        </draw:frame>
        <draw:frame draw:style-name="gr12" draw:text-style-name="P8" draw:layer="layout" svg:width="9.652cm" svg:height="3.095cm" svg:x="1.016cm" svg:y="10.923cm">
          <draw:text-box>
            <text:p text:style-name="P7"><text:span text:style-name="T3">Inverse Classification:</text:span></text:p>
          </draw:text-box>
        </draw:frame>
        <draw:frame draw:style-name="gr12" draw:text-style-name="P2" draw:layer="layout" svg:width="2.54cm" svg:height="3.095cm" svg:x="2.54cm" svg:y="18.241cm">
          <draw:text-box>
            <text:p>0.01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2:56:04.360637667</meta:creation-date>
    <dc:date>2018-09-26T11:06:59.845764290</dc:date>
    <meta:editing-duration>PT21H56M5S</meta:editing-duration>
    <meta:editing-cycles>3</meta:editing-cycles>
    <meta:generator>LibreOffice/5.1.6.2$Linux_X86_64 LibreOffice_project/10m0$Build-2</meta:generator>
    <meta:document-statistic meta:object-count="66"/>
  </office:meta>
</office:document-meta>
</file>